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6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0000_1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PU C#</text:p>
          </table:table-cell>
          <table:table-cell office:value-type="string" calcext:value-type="string">
            <text:p>CPU C</text:p>
          </table:table-cell>
          <table:table-cell office:value-type="string" calcext:value-type="string">
            <text:p>CPU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4952" calcext:value-type="float">
            <text:p>1,94952</text:p>
          </table:table-cell>
          <table:table-cell office:value-type="float" office:value="1.16962" calcext:value-type="float">
            <text:p>1,16962</text:p>
          </table:table-cell>
          <table:table-cell office:value-type="float" office:value="0.779526" calcext:value-type="float">
            <text:p>0,7795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9573" calcext:value-type="float">
            <text:p>0,779573</text:p>
          </table:table-cell>
          <table:table-cell office:value-type="float" office:value="1.56084" calcext:value-type="float">
            <text:p>1,56084</text:p>
          </table:table-cell>
          <table:table-cell office:value-type="float" office:value="2.33447" calcext:value-type="float">
            <text:p>2,334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9095" calcext:value-type="float">
            <text:p>0,779095</text:p>
          </table:table-cell>
          <table:table-cell office:value-type="float" office:value="1.17012" calcext:value-type="float">
            <text:p>1,17012</text:p>
          </table:table-cell>
          <table:table-cell office:value-type="float" office:value="1.56023" calcext:value-type="float">
            <text:p>1,560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6932" calcext:value-type="float">
            <text:p>1,16932</text:p>
          </table:table-cell>
          <table:table-cell office:value-type="float" office:value="0" calcext:value-type="float">
            <text:p>0</text:p>
          </table:table-cell>
          <table:table-cell office:value-type="float" office:value="1.1697" calcext:value-type="float">
            <text:p>1,1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792" calcext:value-type="float">
            <text:p>1,557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89725" calcext:value-type="float">
            <text:p>0,389725</text:p>
          </table:table-cell>
          <table:table-cell office:value-type="float" office:value="0.779846" calcext:value-type="float">
            <text:p>0,7798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79192" calcext:value-type="float">
            <text:p>0,779192</text:p>
          </table:table-cell>
          <table:table-cell office:value-type="float" office:value="0.780377" calcext:value-type="float">
            <text:p>0,780377</text:p>
          </table:table-cell>
          <table:table-cell office:value-type="float" office:value="0.389361" calcext:value-type="float">
            <text:p>0,3893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9626" calcext:value-type="float">
            <text:p>0,389626</text:p>
          </table:table-cell>
          <table:table-cell office:value-type="float" office:value="0.390059" calcext:value-type="float">
            <text:p>0,390059</text:p>
          </table:table-cell>
          <table:table-cell office:value-type="float" office:value="0.779738" calcext:value-type="float">
            <text:p>0,7797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78987" calcext:value-type="float">
            <text:p>0,778987</text:p>
          </table:table-cell>
          <table:table-cell office:value-type="float" office:value="0.780091" calcext:value-type="float">
            <text:p>0,780091</text:p>
          </table:table-cell>
          <table:table-cell office:value-type="float" office:value="0.389817" calcext:value-type="float">
            <text:p>0,389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7016" calcext:value-type="float">
            <text:p>1,17016</text:p>
          </table:table-cell>
          <table:table-cell office:value-type="float" office:value="0.780124" calcext:value-type="float">
            <text:p>0,780124</text:p>
          </table:table-cell>
          <table:table-cell office:value-type="float" office:value="0.389568" calcext:value-type="float">
            <text:p>0,3895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89952" calcext:value-type="float">
            <text:p>0,389952</text:p>
          </table:table-cell>
          <table:table-cell office:value-type="float" office:value="0.390189" calcext:value-type="float">
            <text:p>0,390189</text:p>
          </table:table-cell>
          <table:table-cell office:value-type="float" office:value="0.777248" calcext:value-type="float">
            <text:p>0,7772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8969" calcext:value-type="float">
            <text:p>0,38969</text:p>
          </table:table-cell>
          <table:table-cell office:value-type="float" office:value="0.390138" calcext:value-type="float">
            <text:p>0,390138</text:p>
          </table:table-cell>
          <table:table-cell office:value-type="float" office:value="1.16879" calcext:value-type="float">
            <text:p>1,168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86301" calcext:value-type="float">
            <text:p>0,386301</text:p>
          </table:table-cell>
          <table:table-cell office:value-type="float" office:value="0.780261" calcext:value-type="float">
            <text:p>0,780261</text:p>
          </table:table-cell>
          <table:table-cell office:value-type="float" office:value="1.55867" calcext:value-type="float">
            <text:p>1,558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3325" calcext:value-type="float">
            <text:p>1,13325</text:p>
          </table:table-cell>
          <table:table-cell office:value-type="float" office:value="0.390136" calcext:value-type="float">
            <text:p>0,390136</text:p>
          </table:table-cell>
          <table:table-cell office:value-type="float" office:value="1.94662" calcext:value-type="float">
            <text:p>1,946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732" calcext:value-type="float">
            <text:p>0,3897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78942" calcext:value-type="float">
            <text:p>0,778942</text:p>
          </table:table-cell>
          <table:table-cell office:value-type="float" office:value="0.780262" calcext:value-type="float">
            <text:p>0,780262</text:p>
          </table:table-cell>
          <table:table-cell office:value-type="float" office:value="1.55724" calcext:value-type="float">
            <text:p>1,557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79387" calcext:value-type="float">
            <text:p>0,779387</text:p>
          </table:table-cell>
          <table:table-cell office:value-type="float" office:value="0.390169" calcext:value-type="float">
            <text:p>0,390169</text:p>
          </table:table-cell>
          <table:table-cell office:value-type="float" office:value="0.389775" calcext:value-type="float">
            <text:p>0,3897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89708" calcext:value-type="float">
            <text:p>0,389708</text:p>
          </table:table-cell>
          <table:table-cell office:value-type="float" office:value="0.39018" calcext:value-type="float">
            <text:p>0,39018</text:p>
          </table:table-cell>
          <table:table-cell office:value-type="float" office:value="0.779673" calcext:value-type="float">
            <text:p>0,7796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89636" calcext:value-type="float">
            <text:p>0,389636</text:p>
          </table:table-cell>
          <table:table-cell office:value-type="float" office:value="0" calcext:value-type="float">
            <text:p>0</text:p>
          </table:table-cell>
          <table:table-cell office:value-type="float" office:value="1.16938" calcext:value-type="float">
            <text:p>1,169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84094" calcext:value-type="float">
            <text:p>0,384094</text:p>
          </table:table-cell>
          <table:table-cell office:value-type="float" office:value="0" calcext:value-type="float">
            <text:p>0</text:p>
          </table:table-cell>
          <table:table-cell office:value-type="float" office:value="0.389756" calcext:value-type="float">
            <text:p>0,3897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36102" calcext:value-type="float">
            <text:p>0,336102</text:p>
          </table:table-cell>
          <table:table-cell office:value-type="float" office:value="0.389737" calcext:value-type="float">
            <text:p>0,389737</text:p>
          </table:table-cell>
          <table:table-cell office:value-type="float" office:value="0.389743" calcext:value-type="float">
            <text:p>0,3897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17023" calcext:value-type="float">
            <text:p>1,17023</text:p>
          </table:table-cell>
          <table:table-cell office:value-type="float" office:value="0.778654" calcext:value-type="float">
            <text:p>0,778654</text:p>
          </table:table-cell>
          <table:table-cell office:value-type="float" office:value="1.16897" calcext:value-type="float">
            <text:p>1,168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17016" calcext:value-type="float">
            <text:p>1,17016</text:p>
          </table:table-cell>
          <table:table-cell office:value-type="float" office:value="1.55967" calcext:value-type="float">
            <text:p>1,55967</text:p>
          </table:table-cell>
          <table:table-cell office:value-type="float" office:value="1.16772" calcext:value-type="float">
            <text:p>1,167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55871" calcext:value-type="float">
            <text:p>1,55871</text:p>
          </table:table-cell>
          <table:table-cell office:value-type="float" office:value="0.388815" calcext:value-type="float">
            <text:p>0,388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8993" calcext:value-type="float">
            <text:p>0,38993</text:p>
          </table:table-cell>
          <table:table-cell office:value-type="float" office:value="0.389092" calcext:value-type="float">
            <text:p>0,389092</text:p>
          </table:table-cell>
          <table:table-cell office:value-type="float" office:value="0.778839" calcext:value-type="float">
            <text:p>0,7788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89762" calcext:value-type="float">
            <text:p>0,389762</text:p>
          </table:table-cell>
          <table:table-cell office:value-type="float" office:value="1.16861" calcext:value-type="float">
            <text:p>1,16861</text:p>
          </table:table-cell>
          <table:table-cell office:value-type="float" office:value="1.55915" calcext:value-type="float">
            <text:p>1,559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89918" calcext:value-type="float">
            <text:p>0,389918</text:p>
          </table:table-cell>
          <table:table-cell office:value-type="float" office:value="1.55702" calcext:value-type="float">
            <text:p>1,55702</text:p>
          </table:table-cell>
          <table:table-cell office:value-type="float" office:value="1.55912" calcext:value-type="float">
            <text:p>1,559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16648" calcext:value-type="float">
            <text:p>1,16648</text:p>
          </table:table-cell>
          <table:table-cell office:value-type="float" office:value="1.55754" calcext:value-type="float">
            <text:p>1,557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89693" calcext:value-type="float">
            <text:p>0,389693</text:p>
          </table:table-cell>
          <table:table-cell office:value-type="float" office:value="0.778612" calcext:value-type="float">
            <text:p>0,778612</text:p>
          </table:table-cell>
          <table:table-cell office:value-type="float" office:value="1.1669" calcext:value-type="float">
            <text:p>1,16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79554" calcext:value-type="float">
            <text:p>0,779554</text:p>
          </table:table-cell>
          <table:table-cell office:value-type="float" office:value="1.16789" calcext:value-type="float">
            <text:p>1,16789</text:p>
          </table:table-cell>
          <table:table-cell office:value-type="float" office:value="0.389956" calcext:value-type="float">
            <text:p>0,3899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79096" calcext:value-type="float">
            <text:p>0,779096</text:p>
          </table:table-cell>
          <table:table-cell office:value-type="float" office:value="1.9452" calcext:value-type="float">
            <text:p>1,9452</text:p>
          </table:table-cell>
          <table:table-cell office:value-type="float" office:value="1.95072" calcext:value-type="float">
            <text:p>1,950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90069" calcext:value-type="float">
            <text:p>0,390069</text:p>
          </table:table-cell>
          <table:table-cell office:value-type="float" office:value="1.16897" calcext:value-type="float">
            <text:p>1,16897</text:p>
          </table:table-cell>
          <table:table-cell office:value-type="float" office:value="1.55669" calcext:value-type="float">
            <text:p>1,556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16817" calcext:value-type="float">
            <text:p>1,16817</text:p>
          </table:table-cell>
          <table:table-cell office:value-type="float" office:value="0.389783" calcext:value-type="float">
            <text:p>0,3897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16939" calcext:value-type="float">
            <text:p>1,16939</text:p>
          </table:table-cell>
          <table:table-cell office:value-type="float" office:value="1.16578" calcext:value-type="float">
            <text:p>1,16578</text:p>
          </table:table-cell>
          <table:table-cell office:value-type="float" office:value="1.55527" calcext:value-type="float">
            <text:p>1,555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8983" calcext:value-type="float">
            <text:p>0,38983</text:p>
          </table:table-cell>
          <table:table-cell office:value-type="float" office:value="1.16806" calcext:value-type="float">
            <text:p>1,16806</text:p>
          </table:table-cell>
          <table:table-cell office:value-type="float" office:value="1.9451" calcext:value-type="float">
            <text:p>1,94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778333" calcext:value-type="float">
            <text:p>0,778333</text:p>
          </table:table-cell>
          <table:table-cell office:value-type="float" office:value="1.94838" calcext:value-type="float">
            <text:p>1,948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89616" calcext:value-type="float">
            <text:p>0,389616</text:p>
          </table:table-cell>
          <table:table-cell office:value-type="float" office:value="0.77916" calcext:value-type="float">
            <text:p>0,77916</text:p>
          </table:table-cell>
          <table:table-cell office:value-type="float" office:value="1.16915" calcext:value-type="float">
            <text:p>1,169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778735" calcext:value-type="float">
            <text:p>0,778735</text:p>
          </table:table-cell>
          <table:table-cell office:value-type="float" office:value="2.72891" calcext:value-type="float">
            <text:p>2,728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17005" calcext:value-type="float">
            <text:p>1,17005</text:p>
          </table:table-cell>
          <table:table-cell office:value-type="float" office:value="0.389873" calcext:value-type="float">
            <text:p>0,389873</text:p>
          </table:table-cell>
          <table:table-cell office:value-type="float" office:value="1.16708" calcext:value-type="float">
            <text:p>1,167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79347" calcext:value-type="float">
            <text:p>0,779347</text:p>
          </table:table-cell>
          <table:table-cell office:value-type="float" office:value="1.94564" calcext:value-type="float">
            <text:p>1,94564</text:p>
          </table:table-cell>
          <table:table-cell office:value-type="float" office:value="0.387993" calcext:value-type="float">
            <text:p>0,3879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89609" calcext:value-type="float">
            <text:p>0,389609</text:p>
          </table:table-cell>
          <table:table-cell office:value-type="float" office:value="1.94588" calcext:value-type="float">
            <text:p>1,94588</text:p>
          </table:table-cell>
          <table:table-cell office:value-type="float" office:value="0.390124" calcext:value-type="float">
            <text:p>0,3901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55693" calcext:value-type="float">
            <text:p>1,55693</text:p>
          </table:table-cell>
          <table:table-cell office:value-type="float" office:value="0.779652" calcext:value-type="float">
            <text:p>0,7796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79349" calcext:value-type="float">
            <text:p>0,779349</text:p>
          </table:table-cell>
          <table:table-cell office:value-type="float" office:value="0.778454" calcext:value-type="float">
            <text:p>0,778454</text:p>
          </table:table-cell>
          <table:table-cell office:value-type="float" office:value="3.11894" calcext:value-type="float">
            <text:p>3,118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79606" calcext:value-type="float">
            <text:p>0,779606</text:p>
          </table:table-cell>
          <table:table-cell office:value-type="float" office:value="0" calcext:value-type="float">
            <text:p>0</text:p>
          </table:table-cell>
          <table:table-cell office:value-type="float" office:value="2.34063" calcext:value-type="float">
            <text:p>2,340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89708" calcext:value-type="float">
            <text:p>0,389708</text:p>
          </table:table-cell>
          <table:table-cell office:value-type="float" office:value="1.16565" calcext:value-type="float">
            <text:p>1,16565</text:p>
          </table:table-cell>
          <table:table-cell office:value-type="float" office:value="1.55941" calcext:value-type="float">
            <text:p>1,559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79382" calcext:value-type="float">
            <text:p>0,779382</text:p>
          </table:table-cell>
          <table:table-cell office:value-type="float" office:value="0.779065" calcext:value-type="float">
            <text:p>0,779065</text:p>
          </table:table-cell>
          <table:table-cell office:value-type="float" office:value="0.38978" calcext:value-type="float">
            <text:p>0,389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.55413" calcext:value-type="float">
            <text:p>1,55413</text:p>
          </table:table-cell>
          <table:table-cell office:value-type="float" office:value="0.778993" calcext:value-type="float">
            <text:p>0,7789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79286" calcext:value-type="float">
            <text:p>0,779286</text:p>
          </table:table-cell>
          <table:table-cell office:value-type="float" office:value="1.55837" calcext:value-type="float">
            <text:p>1,55837</text:p>
          </table:table-cell>
          <table:table-cell office:value-type="float" office:value="1.55815" calcext:value-type="float">
            <text:p>1,558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89772" calcext:value-type="float">
            <text:p>0,389772</text:p>
          </table:table-cell>
          <table:table-cell office:value-type="float" office:value="1.55875" calcext:value-type="float">
            <text:p>1,55875</text:p>
          </table:table-cell>
          <table:table-cell office:value-type="float" office:value="0.38965" calcext:value-type="float">
            <text:p>0,389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89457" calcext:value-type="float">
            <text:p>0,389457</text:p>
          </table:table-cell>
          <table:table-cell office:value-type="float" office:value="1.5575" calcext:value-type="float">
            <text:p>1,5575</text:p>
          </table:table-cell>
          <table:table-cell office:value-type="float" office:value="1.55731" calcext:value-type="float">
            <text:p>1,5573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89768" calcext:value-type="float">
            <text:p>0,389768</text:p>
          </table:table-cell>
          <table:table-cell office:value-type="float" office:value="1.55736" calcext:value-type="float">
            <text:p>1,55736</text:p>
          </table:table-cell>
          <table:table-cell office:value-type="float" office:value="1.17091" calcext:value-type="float">
            <text:p>1,1709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7946" calcext:value-type="float">
            <text:p>0,77946</text:p>
          </table:table-cell>
          <table:table-cell office:value-type="float" office:value="1.55704" calcext:value-type="float">
            <text:p>1,55704</text:p>
          </table:table-cell>
          <table:table-cell office:value-type="float" office:value="1.16949" calcext:value-type="float">
            <text:p>1,169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.94948" calcext:value-type="float">
            <text:p>1,94948</text:p>
          </table:table-cell>
          <table:table-cell office:value-type="float" office:value="1.55803" calcext:value-type="float">
            <text:p>1,558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.55753" calcext:value-type="float">
            <text:p>1,55753</text:p>
          </table:table-cell>
          <table:table-cell office:value-type="float" office:value="1.1689" calcext:value-type="float">
            <text:p>1,16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778978" calcext:value-type="float">
            <text:p>0,778978</text:p>
          </table:table-cell>
          <table:table-cell office:value-type="float" office:value="1.16917" calcext:value-type="float">
            <text:p>1,169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79454" calcext:value-type="float">
            <text:p>0,779454</text:p>
          </table:table-cell>
          <table:table-cell office:value-type="float" office:value="1.16842" calcext:value-type="float">
            <text:p>1,16842</text:p>
          </table:table-cell>
          <table:table-cell office:value-type="float" office:value="1.16914" calcext:value-type="float">
            <text:p>1,169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79543" calcext:value-type="float">
            <text:p>0,779543</text:p>
          </table:table-cell>
          <table:table-cell office:value-type="float" office:value="1.55824" calcext:value-type="float">
            <text:p>1,55824</text:p>
          </table:table-cell>
          <table:table-cell office:value-type="float" office:value="1.55969" calcext:value-type="float">
            <text:p>1,559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79439" calcext:value-type="float">
            <text:p>0,779439</text:p>
          </table:table-cell>
          <table:table-cell office:value-type="float" office:value="1.16849" calcext:value-type="float">
            <text:p>1,16849</text:p>
          </table:table-cell>
          <table:table-cell office:value-type="float" office:value="0.77936" calcext:value-type="float">
            <text:p>0,779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79806" calcext:value-type="float">
            <text:p>0,779806</text:p>
          </table:table-cell>
          <table:table-cell office:value-type="float" office:value="1.16795" calcext:value-type="float">
            <text:p>1,16795</text:p>
          </table:table-cell>
          <table:table-cell office:value-type="float" office:value="0.389987" calcext:value-type="float">
            <text:p>0,3899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778713" calcext:value-type="float">
            <text:p>0,778713</text:p>
          </table:table-cell>
          <table:table-cell office:value-type="float" office:value="1.16843" calcext:value-type="float">
            <text:p>1,168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9484" calcext:value-type="float">
            <text:p>0,389484</text:p>
          </table:table-cell>
          <table:table-cell office:value-type="float" office:value="1.16596" calcext:value-type="float">
            <text:p>1,16596</text:p>
          </table:table-cell>
          <table:table-cell office:value-type="float" office:value="1.16733" calcext:value-type="float">
            <text:p>1,167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79311" calcext:value-type="float">
            <text:p>0,779311</text:p>
          </table:table-cell>
          <table:table-cell office:value-type="float" office:value="0.778197" calcext:value-type="float">
            <text:p>0,778197</text:p>
          </table:table-cell>
          <table:table-cell office:value-type="float" office:value="1.16863" calcext:value-type="float">
            <text:p>1,168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55922" calcext:value-type="float">
            <text:p>1,55922</text:p>
          </table:table-cell>
          <table:table-cell office:value-type="float" office:value="1.94616" calcext:value-type="float">
            <text:p>1,94616</text:p>
          </table:table-cell>
          <table:table-cell office:value-type="float" office:value="0.389577" calcext:value-type="float">
            <text:p>0,3895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89539" calcext:value-type="float">
            <text:p>0,389539</text:p>
          </table:table-cell>
          <table:table-cell office:value-type="float" office:value="1.16826" calcext:value-type="float">
            <text:p>1,16826</text:p>
          </table:table-cell>
          <table:table-cell office:value-type="float" office:value="1.55905" calcext:value-type="float">
            <text:p>1,559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9746" calcext:value-type="float">
            <text:p>0,389746</text:p>
          </table:table-cell>
          <table:table-cell office:value-type="float" office:value="1.16969" calcext:value-type="float">
            <text:p>1,16969</text:p>
          </table:table-cell>
          <table:table-cell office:value-type="float" office:value="1.1687" calcext:value-type="float">
            <text:p>1,168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89757" calcext:value-type="float">
            <text:p>0,389757</text:p>
          </table:table-cell>
          <table:table-cell office:value-type="float" office:value="0.778884" calcext:value-type="float">
            <text:p>0,778884</text:p>
          </table:table-cell>
          <table:table-cell office:value-type="float" office:value="0.778672" calcext:value-type="float">
            <text:p>0,7786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9688" calcext:value-type="float">
            <text:p>0,389688</text:p>
          </table:table-cell>
          <table:table-cell office:value-type="float" office:value="0.779656" calcext:value-type="float">
            <text:p>0,779656</text:p>
          </table:table-cell>
          <table:table-cell office:value-type="float" office:value="0.779653" calcext:value-type="float">
            <text:p>0,77965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779545" calcext:value-type="float">
            <text:p>0,779545</text:p>
          </table:table-cell>
          <table:table-cell office:value-type="float" office:value="1.16936" calcext:value-type="float">
            <text:p>1,169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8021" calcext:value-type="float">
            <text:p>0,78021</text:p>
          </table:table-cell>
          <table:table-cell office:value-type="float" office:value="0.778767" calcext:value-type="float">
            <text:p>0,778767</text:p>
          </table:table-cell>
          <table:table-cell office:value-type="float" office:value="1.94748" calcext:value-type="float">
            <text:p>1,947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55774" calcext:value-type="float">
            <text:p>1,55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.55767" calcext:value-type="float">
            <text:p>1,55767</text:p>
          </table:table-cell>
          <table:table-cell office:value-type="float" office:value="1.16953" calcext:value-type="float">
            <text:p>1,169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389821" calcext:value-type="float">
            <text:p>0,389821</text:p>
          </table:table-cell>
          <table:table-cell office:value-type="float" office:value="1.169" calcext:value-type="float">
            <text:p>1,1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9713" calcext:value-type="float">
            <text:p>0,389713</text:p>
          </table:table-cell>
          <table:table-cell office:value-type="float" office:value="0.778849" calcext:value-type="float">
            <text:p>0,778849</text:p>
          </table:table-cell>
          <table:table-cell office:value-type="float" office:value="1.55704" calcext:value-type="float">
            <text:p>1,557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9775" calcext:value-type="float">
            <text:p>0,389775</text:p>
          </table:table-cell>
          <table:table-cell office:value-type="float" office:value="1.55882" calcext:value-type="float">
            <text:p>1,55882</text:p>
          </table:table-cell>
          <table:table-cell office:value-type="float" office:value="1.55892" calcext:value-type="float">
            <text:p>1,558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90052" calcext:value-type="float">
            <text:p>0,390052</text:p>
          </table:table-cell>
          <table:table-cell office:value-type="float" office:value="1.55832" calcext:value-type="float">
            <text:p>1,55832</text:p>
          </table:table-cell>
          <table:table-cell office:value-type="float" office:value="0.778887" calcext:value-type="float">
            <text:p>0,7788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79624" calcext:value-type="float">
            <text:p>0,779624</text:p>
          </table:table-cell>
          <table:table-cell office:value-type="float" office:value="0.778749" calcext:value-type="float">
            <text:p>0,778749</text:p>
          </table:table-cell>
          <table:table-cell office:value-type="float" office:value="1.94813" calcext:value-type="float">
            <text:p>1,948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0.389426" calcext:value-type="float">
            <text:p>0,389426</text:p>
          </table:table-cell>
          <table:table-cell office:value-type="float" office:value="0.778945" calcext:value-type="float">
            <text:p>0,7789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.16834" calcext:value-type="float">
            <text:p>1,16834</text:p>
          </table:table-cell>
          <table:table-cell office:value-type="float" office:value="0.778678" calcext:value-type="float">
            <text:p>0,7786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79717" calcext:value-type="float">
            <text:p>0,779717</text:p>
          </table:table-cell>
          <table:table-cell office:value-type="float" office:value="0.779162" calcext:value-type="float">
            <text:p>0,779162</text:p>
          </table:table-cell>
          <table:table-cell office:value-type="float" office:value="1.55886" calcext:value-type="float">
            <text:p>1,558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90012" calcext:value-type="float">
            <text:p>0,390012</text:p>
          </table:table-cell>
          <table:table-cell office:value-type="float" office:value="1.16811" calcext:value-type="float">
            <text:p>1,16811</text:p>
          </table:table-cell>
          <table:table-cell office:value-type="float" office:value="0.389746" calcext:value-type="float">
            <text:p>0,38974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.55887" calcext:value-type="float">
            <text:p>1,55887</text:p>
          </table:table-cell>
          <table:table-cell office:value-type="float" office:value="0.777882" calcext:value-type="float">
            <text:p>0,7778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0.779432" calcext:value-type="float">
            <text:p>0,779432</text:p>
          </table:table-cell>
          <table:table-cell office:value-type="float" office:value="0.778609" calcext:value-type="float">
            <text:p>0,7786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89655" calcext:value-type="float">
            <text:p>0,389655</text:p>
          </table:table-cell>
          <table:table-cell office:value-type="float" office:value="0" calcext:value-type="float">
            <text:p>0</text:p>
          </table:table-cell>
          <table:table-cell office:value-type="float" office:value="0.389828" calcext:value-type="float">
            <text:p>0,3898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16843" calcext:value-type="float">
            <text:p>1,16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.55743" calcext:value-type="float">
            <text:p>1,55743</text:p>
          </table:table-cell>
          <table:table-cell office:value-type="float" office:value="1.17012" calcext:value-type="float">
            <text:p>1,170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9748" calcext:value-type="float">
            <text:p>0,389748</text:p>
          </table:table-cell>
          <table:table-cell office:value-type="float" office:value="1.16684" calcext:value-type="float">
            <text:p>1,16684</text:p>
          </table:table-cell>
          <table:table-cell office:value-type="float" office:value="0.779489" calcext:value-type="float">
            <text:p>0,7794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79008" calcext:value-type="float">
            <text:p>0,779008</text:p>
          </table:table-cell>
          <table:table-cell office:value-type="float" office:value="0.389152" calcext:value-type="float">
            <text:p>0,389152</text:p>
          </table:table-cell>
          <table:table-cell office:value-type="float" office:value="1.1669" calcext:value-type="float">
            <text:p>1,16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89752" calcext:value-type="float">
            <text:p>0,389752</text:p>
          </table:table-cell>
          <table:table-cell office:value-type="float" office:value="1.55609" calcext:value-type="float">
            <text:p>1,55609</text:p>
          </table:table-cell>
          <table:table-cell office:value-type="float" office:value="0.389231" calcext:value-type="float">
            <text:p>0,38923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89567" calcext:value-type="float">
            <text:p>0,389567</text:p>
          </table:table-cell>
          <table:table-cell office:value-type="float" office:value="0.778798" calcext:value-type="float">
            <text:p>0,778798</text:p>
          </table:table-cell>
          <table:table-cell office:value-type="float" office:value="1.55882" calcext:value-type="float">
            <text:p>1,558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778297" calcext:value-type="float">
            <text:p>0,778297</text:p>
          </table:table-cell>
          <table:table-cell office:value-type="float" office:value="0.389533" calcext:value-type="float">
            <text:p>0,3895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79613" calcext:value-type="float">
            <text:p>0,779613</text:p>
          </table:table-cell>
          <table:table-cell office:value-type="float" office:value="0" calcext:value-type="float">
            <text:p>0</text:p>
          </table:table-cell>
          <table:table-cell office:value-type="float" office:value="1.55866" calcext:value-type="float">
            <text:p>1,5586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89662" calcext:value-type="float">
            <text:p>0,389662</text:p>
          </table:table-cell>
          <table:table-cell office:value-type="float" office:value="0.779597" calcext:value-type="float">
            <text:p>0,779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79185" calcext:value-type="float">
            <text:p>0,779185</text:p>
          </table:table-cell>
          <table:table-cell office:value-type="float" office:value="0.389744" calcext:value-type="float">
            <text:p>0,389744</text:p>
          </table:table-cell>
          <table:table-cell office:value-type="float" office:value="1.16785" calcext:value-type="float">
            <text:p>1,1678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16924" calcext:value-type="float">
            <text:p>1,16924</text:p>
          </table:table-cell>
          <table:table-cell office:value-type="float" office:value="0.38968" calcext:value-type="float">
            <text:p>0,38968</text:p>
          </table:table-cell>
          <table:table-cell office:value-type="float" office:value="1.16967" calcext:value-type="float">
            <text:p>1,169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89815" calcext:value-type="float">
            <text:p>0,389815</text:p>
          </table:table-cell>
          <table:table-cell office:value-type="float" office:value="0.779146" calcext:value-type="float">
            <text:p>0,779146</text:p>
          </table:table-cell>
          <table:table-cell office:value-type="float" office:value="0.779216" calcext:value-type="float">
            <text:p>0,7792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89969" calcext:value-type="float">
            <text:p>0,389969</text:p>
          </table:table-cell>
          <table:table-cell office:value-type="float" office:value="0" calcext:value-type="float">
            <text:p>0</text:p>
          </table:table-cell>
          <table:table-cell office:value-type="float" office:value="1.16692" calcext:value-type="float">
            <text:p>1,166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89758" calcext:value-type="float">
            <text:p>0,389758</text:p>
          </table:table-cell>
          <table:table-cell office:value-type="float" office:value="0" calcext:value-type="float">
            <text:p>0</text:p>
          </table:table-cell>
          <table:table-cell office:value-type="float" office:value="1.16866" calcext:value-type="float">
            <text:p>1,168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89499" calcext:value-type="float">
            <text:p>0,389499</text:p>
          </table:table-cell>
          <table:table-cell office:value-type="float" office:value="0" calcext:value-type="float">
            <text:p>0</text:p>
          </table:table-cell>
          <table:table-cell office:value-type="float" office:value="1.16822" calcext:value-type="float">
            <text:p>1,168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89929" calcext:value-type="float">
            <text:p>0,389929</text:p>
          </table:table-cell>
          <table:table-cell office:value-type="float" office:value="0.38998" calcext:value-type="float">
            <text:p>0,38998</text:p>
          </table:table-cell>
          <table:table-cell office:value-type="float" office:value="0.38902" calcext:value-type="float">
            <text:p>0,389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55825" calcext:value-type="float">
            <text:p>1,55825</text:p>
          </table:table-cell>
          <table:table-cell office:value-type="float" office:value="1.94614" calcext:value-type="float">
            <text:p>1,94614</text:p>
          </table:table-cell>
          <table:table-cell office:value-type="float" office:value="1.16879" calcext:value-type="float">
            <text:p>1,1687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.33765" calcext:value-type="float">
            <text:p>2,33765</text:p>
          </table:table-cell>
          <table:table-cell office:value-type="float" office:value="0.389774" calcext:value-type="float">
            <text:p>0,38977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89926" calcext:value-type="float">
            <text:p>0,389926</text:p>
          </table:table-cell>
          <table:table-cell office:value-type="float" office:value="0.389385" calcext:value-type="float">
            <text:p>0,389385</text:p>
          </table:table-cell>
          <table:table-cell office:value-type="float" office:value="0.779515" calcext:value-type="float">
            <text:p>0,7795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0.778902" calcext:value-type="float">
            <text:p>0,778902</text:p>
          </table:table-cell>
          <table:table-cell office:value-type="float" office:value="1.16904" calcext:value-type="float">
            <text:p>1,169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779592" calcext:value-type="float">
            <text:p>0,779592</text:p>
          </table:table-cell>
          <table:table-cell office:value-type="float" office:value="0.779585" calcext:value-type="float">
            <text:p>0,779585</text:p>
          </table:table-cell>
          <table:table-cell office:value-type="float" office:value="0.779525" calcext:value-type="float">
            <text:p>0,7795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.55798" calcext:value-type="float">
            <text:p>1,55798</text:p>
          </table:table-cell>
          <table:table-cell office:value-type="float" office:value="0.780388" calcext:value-type="float">
            <text:p>0,78038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.16894" calcext:value-type="float">
            <text:p>1,16894</text:p>
          </table:table-cell>
          <table:table-cell office:value-type="float" office:value="1.94725" calcext:value-type="float">
            <text:p>1,947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89919" calcext:value-type="float">
            <text:p>0,389919</text:p>
          </table:table-cell>
          <table:table-cell office:value-type="float" office:value="1.55767" calcext:value-type="float">
            <text:p>1,55767</text:p>
          </table:table-cell>
          <table:table-cell office:value-type="float" office:value="0.778164" calcext:value-type="float">
            <text:p>0,77816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8976" calcext:value-type="float">
            <text:p>0,38976</text:p>
          </table:table-cell>
          <table:table-cell office:value-type="float" office:value="1.55774" calcext:value-type="float">
            <text:p>1,55774</text:p>
          </table:table-cell>
          <table:table-cell office:value-type="float" office:value="1.94981" calcext:value-type="float">
            <text:p>1,9498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0.389492" calcext:value-type="float">
            <text:p>0,389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779483" calcext:value-type="float">
            <text:p>0,779483</text:p>
          </table:table-cell>
          <table:table-cell office:value-type="float" office:value="0.779025" calcext:value-type="float">
            <text:p>0,779025</text:p>
          </table:table-cell>
          <table:table-cell office:value-type="float" office:value="1.94721" calcext:value-type="float">
            <text:p>1,947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89816" calcext:value-type="float">
            <text:p>0,389816</text:p>
          </table:table-cell>
          <table:table-cell office:value-type="float" office:value="1.55818" calcext:value-type="float">
            <text:p>1,55818</text:p>
          </table:table-cell>
          <table:table-cell office:value-type="float" office:value="1.1694" calcext:value-type="float">
            <text:p>1,169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0.778765" calcext:value-type="float">
            <text:p>0,778765</text:p>
          </table:table-cell>
          <table:table-cell office:value-type="float" office:value="2.33655" calcext:value-type="float">
            <text:p>2,336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89836" calcext:value-type="float">
            <text:p>0,389836</text:p>
          </table:table-cell>
          <table:table-cell office:value-type="float" office:value="1.16905" calcext:value-type="float">
            <text:p>1,16905</text:p>
          </table:table-cell>
          <table:table-cell office:value-type="float" office:value="1.55817" calcext:value-type="float">
            <text:p>1,558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779334" calcext:value-type="float">
            <text:p>0,779334</text:p>
          </table:table-cell>
          <table:table-cell office:value-type="float" office:value="1.55943" calcext:value-type="float">
            <text:p>1,55943</text:p>
          </table:table-cell>
          <table:table-cell office:value-type="float" office:value="1.55887" calcext:value-type="float">
            <text:p>1,5588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79175" calcext:value-type="float">
            <text:p>0,779175</text:p>
          </table:table-cell>
          <table:table-cell office:value-type="float" office:value="1.16659" calcext:value-type="float">
            <text:p>1,16659</text:p>
          </table:table-cell>
          <table:table-cell office:value-type="float" office:value="0.777923" calcext:value-type="float">
            <text:p>0,77792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89759" calcext:value-type="float">
            <text:p>0,389759</text:p>
          </table:table-cell>
          <table:table-cell office:value-type="float" office:value="1.9463" calcext:value-type="float">
            <text:p>1,9463</text:p>
          </table:table-cell>
          <table:table-cell office:value-type="float" office:value="1.16831" calcext:value-type="float">
            <text:p>1,1683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89624" calcext:value-type="float">
            <text:p>0,389624</text:p>
          </table:table-cell>
          <table:table-cell office:value-type="float" office:value="0.779015" calcext:value-type="float">
            <text:p>0,779015</text:p>
          </table:table-cell>
          <table:table-cell office:value-type="float" office:value="0.778727" calcext:value-type="float">
            <text:p>0,7787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94848" calcext:value-type="float">
            <text:p>1,94848</text:p>
          </table:table-cell>
          <table:table-cell office:value-type="float" office:value="0.778684" calcext:value-type="float">
            <text:p>0,778684</text:p>
          </table:table-cell>
          <table:table-cell office:value-type="float" office:value="0.779467" calcext:value-type="float">
            <text:p>0,77946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779558" calcext:value-type="float">
            <text:p>0,779558</text:p>
          </table:table-cell>
          <table:table-cell office:value-type="float" office:value="1.94638" calcext:value-type="float">
            <text:p>1,94638</text:p>
          </table:table-cell>
          <table:table-cell office:value-type="float" office:value="1.16669" calcext:value-type="float">
            <text:p>1,1666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89103" calcext:value-type="float">
            <text:p>3,89103</text:p>
          </table:table-cell>
          <table:table-cell office:value-type="float" office:value="1.9478" calcext:value-type="float">
            <text:p>1,9478</text:p>
          </table:table-cell>
          <table:table-cell office:value-type="float" office:value="0.778612" calcext:value-type="float">
            <text:p>0,7786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0.525294325" calcext:value-type="float">
            <text:p>0,525294325</text:p>
          </table:table-cell>
          <table:table-cell table:formula="of:=SUM([.C2:.C121])/120" office:value-type="float" office:value="0.976883641666667" calcext:value-type="float">
            <text:p>0,976883641666667</text:p>
          </table:table-cell>
          <table:table-cell table:formula="of:=SUM([.D2:.D121])/120" office:value-type="float" office:value="1.08755684166667" calcext:value-type="float">
            <text:p>1,0875568416666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3.89103" calcext:value-type="float">
            <text:p>3,89103</text:p>
          </table:table-cell>
          <table:table-cell table:formula="of:=MAX([.C2:.C121])" office:value-type="float" office:value="2.33765" calcext:value-type="float">
            <text:p>2,33765</text:p>
          </table:table-cell>
          <table:table-cell table:formula="of:=MAX([.D2:.D121])" office:value-type="float" office:value="3.11894" calcext:value-type="float">
            <text:p>3,1189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0" calcext:value-type="float">
            <text:p>0</text:p>
          </table:table-cell>
          <table:table-cell table:formula="of:=MIN([.C2:.C121])" office:value-type="float" office:value="0" calcext:value-type="float">
            <text:p>0</text:p>
          </table:table-cell>
          <table:table-cell table:formula="of:=MIN([.D2:.D12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9:17:03.97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8T19:17:24.348000000</dc:date>
    <meta:editing-duration>PT3M30S</meta:editing-duration>
    <meta:editing-cycles>4</meta:editing-cycles>
    <meta:generator>LibreOffice/5.4.4.2$Windows_X86_64 LibreOffice_project/2524958677847fb3bb44820e40380acbe820f960</meta:generator>
    <meta:document-statistic meta:table-count="1" meta:cell-count="495" meta:object-count="0"/>
  </office:meta>
</office:document-meta>
</file>